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44dc2d" officeooo:paragraph-rsid="0044dc2d"/>
    </style:style>
    <style:style style:name="P3" style:family="paragraph" style:parent-style-name="Standard">
      <style:text-properties officeooo:paragraph-rsid="00677101"/>
    </style:style>
    <style:style style:name="P4" style:family="paragraph" style:parent-style-name="Standard">
      <style:text-properties officeooo:paragraph-rsid="006b9ead"/>
    </style:style>
    <style:style style:name="P5" style:family="paragraph" style:parent-style-name="Standard">
      <style:text-properties officeooo:paragraph-rsid="006d165a"/>
    </style:style>
    <style:style style:name="P6" style:family="paragraph" style:parent-style-name="Standard">
      <style:text-properties officeooo:paragraph-rsid="006e7141"/>
    </style:style>
    <style:style style:name="P7" style:family="paragraph" style:parent-style-name="Standard">
      <style:text-properties officeooo:paragraph-rsid="007033d9"/>
    </style:style>
    <style:style style:name="P8" style:family="paragraph" style:parent-style-name="Standard">
      <style:text-properties officeooo:paragraph-rsid="00717e17"/>
    </style:style>
    <style:style style:name="P9" style:family="paragraph" style:parent-style-name="Standard">
      <style:text-properties officeooo:paragraph-rsid="007b72cd"/>
    </style:style>
    <style:style style:name="P10" style:family="paragraph" style:parent-style-name="Standard">
      <style:text-properties officeooo:paragraph-rsid="00803304"/>
    </style:style>
    <style:style style:name="P11" style:family="paragraph" style:parent-style-name="Standard">
      <style:text-properties officeooo:paragraph-rsid="0085a3aa"/>
    </style:style>
    <style:style style:name="P12" style:family="paragraph" style:parent-style-name="Standard">
      <style:text-properties officeooo:rsid="006828f8" officeooo:paragraph-rsid="00677101"/>
    </style:style>
    <style:style style:name="P13" style:family="paragraph" style:parent-style-name="Standard">
      <style:text-properties officeooo:rsid="0069dc0e" officeooo:paragraph-rsid="0069dc0e"/>
    </style:style>
    <style:style style:name="P14" style:family="paragraph" style:parent-style-name="Standard">
      <style:text-properties officeooo:rsid="006b2b26" officeooo:paragraph-rsid="006b2b26"/>
    </style:style>
    <style:style style:name="P15" style:family="paragraph" style:parent-style-name="Standard">
      <style:text-properties officeooo:rsid="006b9ead" officeooo:paragraph-rsid="006b2b26"/>
    </style:style>
    <style:style style:name="P16" style:family="paragraph" style:parent-style-name="Standard">
      <style:text-properties officeooo:rsid="006d165a" officeooo:paragraph-rsid="006b9ead"/>
    </style:style>
    <style:style style:name="P17" style:family="paragraph" style:parent-style-name="Standard">
      <style:text-properties officeooo:rsid="006dd64d" officeooo:paragraph-rsid="006d165a"/>
    </style:style>
    <style:style style:name="P18" style:family="paragraph" style:parent-style-name="Standard">
      <style:text-properties officeooo:rsid="006e7141" officeooo:paragraph-rsid="006e7141"/>
    </style:style>
    <style:style style:name="P19" style:family="paragraph" style:parent-style-name="Standard">
      <style:text-properties officeooo:rsid="0078bbe4" officeooo:paragraph-rsid="007b72cd"/>
    </style:style>
    <style:style style:name="P20" style:family="paragraph" style:parent-style-name="Standard">
      <style:text-properties officeooo:rsid="007ae8dd" officeooo:paragraph-rsid="00717e17"/>
    </style:style>
    <style:style style:name="P21" style:family="paragraph" style:parent-style-name="Standard">
      <style:text-properties officeooo:rsid="0082f62d" officeooo:paragraph-rsid="00803304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66abc2"/>
    </style:style>
    <style:style style:name="T5" style:family="text">
      <style:text-properties officeooo:rsid="00677101"/>
    </style:style>
    <style:style style:name="T6" style:family="text">
      <style:text-properties officeooo:rsid="006828f8"/>
    </style:style>
    <style:style style:name="T7" style:family="text">
      <style:text-properties officeooo:rsid="006a41d2"/>
    </style:style>
    <style:style style:name="T8" style:family="text">
      <style:text-properties officeooo:rsid="006b9ead"/>
    </style:style>
    <style:style style:name="T9" style:family="text">
      <style:text-properties officeooo:rsid="006c1d95"/>
    </style:style>
    <style:style style:name="T10" style:family="text">
      <style:text-properties officeooo:rsid="006d165a"/>
    </style:style>
    <style:style style:name="T11" style:family="text">
      <style:text-properties officeooo:rsid="006dd64d"/>
    </style:style>
    <style:style style:name="T12" style:family="text">
      <style:text-properties officeooo:rsid="006e03b8"/>
    </style:style>
    <style:style style:name="T13" style:family="text">
      <style:text-properties officeooo:rsid="006e7141"/>
    </style:style>
    <style:style style:name="T14" style:family="text">
      <style:text-properties officeooo:rsid="007033d9"/>
    </style:style>
    <style:style style:name="T15" style:family="text">
      <style:text-properties officeooo:rsid="0070a96b"/>
    </style:style>
    <style:style style:name="T16" style:family="text">
      <style:text-properties officeooo:rsid="00717e17"/>
    </style:style>
    <style:style style:name="T17" style:family="text">
      <style:text-properties officeooo:rsid="0072ec0b"/>
    </style:style>
    <style:style style:name="T18" style:family="text">
      <style:text-properties officeooo:rsid="00742d56"/>
    </style:style>
    <style:style style:name="T19" style:family="text">
      <style:text-properties officeooo:rsid="007490f7"/>
    </style:style>
    <style:style style:name="T20" style:family="text">
      <style:text-properties officeooo:rsid="0074ca48"/>
    </style:style>
    <style:style style:name="T21" style:family="text">
      <style:text-properties officeooo:rsid="0076bbb3"/>
    </style:style>
    <style:style style:name="T22" style:family="text">
      <style:text-properties officeooo:rsid="007748c4"/>
    </style:style>
    <style:style style:name="T23" style:family="text">
      <style:text-properties officeooo:rsid="0078bbe4"/>
    </style:style>
    <style:style style:name="T24" style:family="text">
      <style:text-properties officeooo:rsid="007963bc"/>
    </style:style>
    <style:style style:name="T25" style:family="text">
      <style:text-properties officeooo:rsid="007ae8dd"/>
    </style:style>
    <style:style style:name="T26" style:family="text">
      <style:text-properties officeooo:rsid="007b1d48"/>
    </style:style>
    <style:style style:name="T27" style:family="text">
      <style:text-properties officeooo:rsid="007b72cd"/>
    </style:style>
    <style:style style:name="T28" style:family="text">
      <style:text-properties officeooo:rsid="007d53b5"/>
    </style:style>
    <style:style style:name="T29" style:family="text">
      <style:text-properties officeooo:rsid="00803304"/>
    </style:style>
    <style:style style:name="T30" style:family="text">
      <style:text-properties officeooo:rsid="0082f62d"/>
    </style:style>
    <style:style style:name="T31" style:family="text">
      <style:text-properties officeooo:rsid="0085a3aa"/>
    </style:style>
    <style:style style:name="T32" style:family="text">
      <style:text-properties officeooo:rsid="0086355a"/>
    </style:style>
    <style:style style:name="T33" style:family="text">
      <style:text-properties officeooo:rsid="00866443"/>
    </style:style>
    <style:style style:name="T34" style:family="text">
      <style:text-properties officeooo:rsid="0087c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30</text:span><text:span text:style-name="T1">.3.2013, 12:</text:span><text:span text:style-name="T3">30</text:span><text:span text:style-name="T1"> – </text:span><text:span text:style-name="T34">13:30</text:span><text:span text:style-name="T2"> </text:span><text:span text:style-name="T1">@Tb2</text:span><text:span text:style-name="T3">06</text:span><text:span text:style-name="T1"> </text:span></text:p>
      <text:p text:style-name="P2"><text:s/></text:p>
      <text:p text:style-name="P2"/>
      <text:p text:style-name="P3"><text:span text:style-name="T5">VHDL analysis almost working. There's a problem with paths that have ../ in them, </text:span><text:span text:style-name="T6">this seems to be a problem in the whole dependency analysis process instead of the plugin. </text:span><text:span text:style-name="T7">Needs to be looked </text:span><text:span text:style-name="T28">at</text:span><text:span text:style-name="T7">.</text:span></text:p>
      <text:p text:style-name="P12"/>
      <text:p text:style-name="P13">Problem with filter buttons (can't have multiple enabled), already fixed by Joni-Matti but not committed.</text:p>
      <text:p text:style-name="P13"/>
      <text:p text:style-name="P14">Dependency removal done.</text:p>
      <text:p text:style-name="P15"/>
      <text:p text:style-name="P4"><text:span text:style-name="T8">Manual dependency creation otherwise done, but not yet </text:span><text:span text:style-name="T9">checked if the same already exists. Cancelling should be added to right mouse button (and possibly esc). </text:span><text:span text:style-name="T10">Also </text:span><text:span text:style-name="T12">should select the newly added dependency when created. </text:span><text:span text:style-name="T18">When starting dependency creation, </text:span><text:span text:style-name="T19">we should deselect </text:span><text:span text:style-name="T20">currently selected</text:span><text:span text:style-name="T19"> dependency.</text:span></text:p>
      <text:p text:style-name="P16"/>
      <text:p text:style-name="P5"><text:span text:style-name="T10">Dependency diff filter </text:span><text:span text:style-name="T11">shows new arrows, removed arrows not yet shown (as saving is not done).</text:span></text:p>
      <text:p text:style-name="P17"/>
      <text:p text:style-name="P6"><text:span text:style-name="T13">Description could be added </text:span><text:span text:style-name="T21">to</text:span><text:span text:style-name="T13"> a tooltip </text:span><text:span text:style-name="T21">when hovering over a dependency.</text:span></text:p>
      <text:p text:style-name="P18"/>
      <text:p text:style-name="P7"><text:span text:style-name="T14">InfoWidget's bi/unidirectionality should be changed to </text:span><text:span text:style-name="T15">checkbox. Also need to change lock behavio</text:span><text:span text:style-name="T16">u</text:span><text:span text:style-name="T15">r.</text:span></text:p>
      <text:p text:style-name="P18"/>
      <text:p text:style-name="P9"><text:span text:style-name="T13">Work could start on context menu: Lock/Unlock, Reverse, [x] Bidirectional.</text:span><text:span text:style-name="T22"> Dependency should be selected no matter which mouse button is pressed, then </text:span><text:span text:style-name="T23">check if we only selected or want to also open context menu.</text:span></text:p>
      <text:p text:style-name="P19"/>
      <text:p text:style-name="P9"><text:span text:style-name="T27">Context menu for </text:span><text:span text:style-name="T26">e</text:span><text:span text:style-name="T24">xternal dependency </text:span><text:span text:style-name="T25">location </text:span><text:span text:style-name="T26">definition.</text:span></text:p>
      <text:p text:style-name="P18"/>
      <text:p text:style-name="P8"><text:span text:style-name="T16">Highlighting arrows </text:span><text:span text:style-name="T17">with different colour (lighter blue?)</text:span><text:span text:style-name="T16"> when hovering over them.</text:span></text:p>
      <text:p text:style-name="P20"/>
      <text:p text:style-name="P10"><text:span text:style-name="T29">Meeting with assistant should be arranged. </text:span><text:span text:style-name="T30">Trying early next week.</text:span></text:p>
      <text:p text:style-name="P21"/>
      <text:p text:style-name="P11"><text:span text:style-name="T31">Team meeting </text:span><text:span text:style-name="T32">after assistant meeting if it</text:span><text:span text:style-name="T33">'s arranged, otherwise on wednesday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3-20T13:32:28.83</dc:date>
    <meta:editing-duration>PT2H22M49S</meta:editing-duration>
    <meta:editing-cycles>117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217" meta:character-count="1427" meta:non-whitespace-character-count="1426"/>
  </office:meta>
</office:document-meta>
</file>